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374in"/>
    </style:style>
    <style:style style:name="co2" style:family="table-column">
      <style:table-column-properties fo:break-before="auto" style:column-width="6.54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erif" style:font-name-asian="DejaVu Sans" style:font-name-complex="Noto Sans Arabic UI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GEO Accession numbe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ample inf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SE307504</text:p>
          </table:table-cell>
          <table:table-cell table:style-name="ce1" office:value-type="string" calcext:value-type="string">
            <text:p>Single-cell and spatial transcriptomic atlas of pathological scars uncovers neuro-fibroblast crosstalk mechanisms across scar types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steele et al.</text:p>
          </table:table-cell>
          <table:table-cell office:value-type="string" calcext:value-type="string">
            <text:p>scRNA</text:p>
          </table:table-cell>
          <table:table-cell office:value-type="string" calcext:value-type="string">
            <text:p>1 scRNA seq keloid, 1 scRNA hypertrophi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SE303592</text:p>
          </table:table-cell>
          <table:table-cell table:style-name="ce1" office:value-type="string" calcext:value-type="string">
            <text:p>Single-cell RNA sequencing clarifies dermal fibroblast subset representation in vitro and reveals variable persistence of keloid disease-associated features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Lock et al.</text:p>
          </table:table-cell>
          <table:table-cell office:value-type="string" calcext:value-type="string">
            <text:p>scRNA</text:p>
          </table:table-cell>
          <table:table-cell office:value-type="string" calcext:value-type="string">
            <text:p>1 keloid scrna, 1 normal skin scRNA (zero passage): option to include bulk RNA sequence 5 days cultur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SE266334</text:p>
          </table:table-cell>
          <table:table-cell table:style-name="ce1" office:value-type="string" calcext:value-type="string">
            <text:p>Fibroblasts expressing PIEZO2 mechanoreceptor in keloids possibly cause alloknesis and short-term recurrence after surgical resection [scRNA-seq]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kita et al.</text:p>
          </table:table-cell>
          <table:table-cell office:value-type="string" calcext:value-type="string">
            <text:p>scRNA</text:p>
          </table:table-cell>
          <table:table-cell office:value-type="string" calcext:value-type="string">
            <text:p>3 keloid scRNA seq, one normal skin RNA se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SE188952</text:p>
          </table:table-cell>
          <table:table-cell table:style-name="ce1" office:value-type="string" calcext:value-type="string">
            <text:p>Keloid-specific gene expression profiling for accurate diagnostic and therapeutic applications.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choi et al.</text:p>
          </table:table-cell>
          <table:table-cell/>
          <table:table-cell office:value-type="string" calcext:value-type="string">
            <text:p>5 hypotrophic scars, 4 keloids, 3 normal scars (bulk RNA?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SE181297</text:p>
          </table:table-cell>
          <table:table-cell table:style-name="ce1" office:value-type="string" calcext:value-type="string">
            <text:p>Integrated Analysis of Single-Cell and Spatial Transcriptomics in Keloids: Highlights on Fibrovascular Interactions in Keloid Pathogenesis 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him et al.</text:p>
          </table:table-cell>
          <table:table-cell/>
          <table:table-cell office:value-type="string" calcext:value-type="string">
            <text:p>2 Keloid sca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SE163973</text:p>
          </table:table-cell>
          <table:table-cell table:style-name="ce1" office:value-type="string" calcext:value-type="string">
            <text:p>Single-cell RNA-seq reveals fibroblast heterogeneity and increased mesenchymalfibroblastsin human skin fibrotic disease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eng et al</text:p>
          </table:table-cell>
          <table:table-cell/>
          <table:table-cell office:value-type="string" calcext:value-type="string">
            <text:p>3 keloid scars, 3 normal sca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SE243716</text:p>
          </table:table-cell>
          <table:table-cell office:value-type="string" calcext:value-type="string">
            <text:p>Single cell transcriptomics reveals the cellular heterogeneity of keloids and the mechanism of their aggressiveness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heng et al.</text:p>
          </table:table-cell>
          <table:table-cell/>
          <table:table-cell office:value-type="string" calcext:value-type="string">
            <text:p>1 keloid and 1 hypertrophic scar from the same patient</text:p>
          </table:table-cell>
          <table:table-cell table:number-columns-repeated="3"/>
        </table:table-row>
        <table:table-row table:style-name="ro3">
          <table:table-cell table:style-name="ce1" office:value-type="string" calcext:value-type="string">
            <text:p>GSE156326</text:p>
          </table:table-cell>
          <table:table-cell office:value-type="string" calcext:value-type="string">
            <text:p>The serine proteases dipeptidyl-peptidase 4 and</text:p>
            <text:p>urokinase are key molecules in human and mouse</text:p>
            <text:p>scar formatio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Vorstandlechner et al</text:p>
          </table:table-cell>
          <table:table-cell/>
          <table:table-cell office:value-type="string" calcext:value-type="string">
            <text:p>3 normal skin and 3 hypertrophic sca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SE270438</text:p>
          </table:table-cell>
          <table:table-cell office:value-type="string" calcext:value-type="string">
            <text:p>Single-cell RNA-seq reveals immune cell heterogeneity and increased Th17 cells in keloid</text:p>
            <text:p/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Deng et al</text:p>
          </table:table-cell>
          <table:table-cell/>
          <table:table-cell office:value-type="string" calcext:value-type="string">
            <text:p>3 keloid scars and 3 normal scars scRNA seq</text:p>
          </table:table-cell>
          <table:table-cell table:number-columns-repeated="3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2"/>
          <table:table-cell office:value-type="float" office:value="2023" calcext:value-type="float">
            <text:p>2023</text:p>
          </table:table-cell>
          <table:table-cell office:value-type="string" calcext:value-type="string">
            <text:p>Song et al.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Walter et al.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xiao et al</text:p>
          </table:table-cell>
          <table:table-cell table:number-columns-repeated="4"/>
          <table:table-cell office:value-type="string" calcext:value-type="string">
            <text:p>problematic: mixing RNA-seq with microassays?</text:p>
          </table:table-cell>
        </table:table-row>
        <table:table-row table:style-name="ro1">
          <table:table-cell table:style-name="ce1" office:value-type="string" calcext:value-type="string">
            <text:p>GSE158395</text:p>
          </table:table-cell>
          <table:table-cell table:style-name="ce1" office:value-type="string" calcext:value-type="string">
            <text:p>RNA Sequencing Keloid Transcriptome Associates Keloids With Th2, Th1, Th17/Th22, and JAK3-Skewing </text:p>
          </table:table-cell>
          <table:table-cell table:number-columns-repeated="6"/>
          <table:table-cell office:value-type="string" calcext:value-type="string">
            <text:p>already normalized</text:p>
          </table:table-cell>
        </table:table-row>
        <table:table-row table:style-name="ro1">
          <table:table-cell table:style-name="ce1" office:value-type="string" calcext:value-type="string">
            <text:p>GSE210434</text:p>
          </table:table-cell>
          <table:table-cell table:style-name="ce1" office:value-type="string" calcext:value-type="string">
            <text:p>Tension-sensitive HOX gene expression in fibroblasts for differential scar formation</text:p>
          </table:table-cell>
          <table:table-cell/>
          <table:table-cell office:value-type="string" calcext:value-type="string">
            <text:p>kang et al.</text:p>
          </table:table-cell>
          <table:table-cell table:number-columns-repeated="4"/>
          <table:table-cell office:value-type="string" calcext:value-type="string">
            <text:p>cell type specific (isolated)</text:p>
          </table:table-cell>
        </table:table-row>
        <table:table-row table:style-name="ro1" table:number-rows-repeated="11">
          <table:table-cell table:number-columns-repeated="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trying to get &gt;50% genes and also get sufficient cells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GSE156326 norma skin sample 1</text:p>
          </table:table-cell>
          <table:table-cell office:value-type="string" calcext:value-type="string">
            <text:p>reduced filtering criteria to allow more cells and genes due to low counts</text:p>
          </table:table-cell>
          <table:table-cell office:value-type="string" calcext:value-type="string">
            <text:p>consider analysis with or withou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SE266334 keloid 2 and normal skin 1</text:p>
          </table:table-cell>
          <table:table-cell office:value-type="string" calcext:value-type="string">
            <text:p>reduced cells per gene filtering criteria from 7 to 5 for slightly more permissive (less strict) filtering to avoid &gt;50% gene lo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SE270438 keloid scar 1</text:p>
          </table:table-cell>
          <table:table-cell office:value-type="string" calcext:value-type="string">
            <text:p>5 per cel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seudo_bulk_GSE270438 keloid scar 2</text:p>
          </table:table-cell>
          <table:table-cell office:value-type="string" calcext:value-type="string">
            <text:p><text:s/>Min 3 cells per ge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seudo_bulk_GSE270438 keloid scar 3</text:p>
          </table:table-cell>
          <table:table-cell office:value-type="string" calcext:value-type="string">
            <text:p>5 cells per ge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seudo_bulk_GSE270438 normal scar 1</text:p>
          </table:table-cell>
          <table:table-cell office:value-type="string" calcext:value-type="string">
            <text:p>6 per cel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SE270438 normal scar 2</text:p>
          </table:table-cell>
          <table:table-cell office:value-type="string" calcext:value-type="string">
            <text:p>6 per cel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SE270438 normal scar 3</text:p>
          </table:table-cell>
          <table:table-cell office:value-type="string" calcext:value-type="string">
            <text:p>5 per cell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SE303592</text:p>
          </table:table-cell>
          <table:table-cell office:value-type="string" calcext:value-type="string">
            <text:p>2 samples conversion of gene nomencalutre ensemble ID to symbol...&gt; j=some genes lost (15k/60k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so 5 cells per ge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SE307504</text:p>
          </table:table-cell>
          <table:table-cell office:value-type="string" calcext:value-type="string">
            <text:p>5 per cel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SE188952</text:p>
          </table:table-cell>
          <table:table-cell table:style-name="ce5" office:value-type="string" calcext:value-type="string">
            <text:p>converting Entrez IDs to symbols: 1703/39376 not found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9">00/00/0000</text:date>, <text:time style:data-style-name="N2" text:time-value="10:15:11.6656951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7T14:38:54.372501830</meta:creation-date>
    <dc:date>2025-10-29T21:40:23.645074511</dc:date>
    <meta:editing-duration>P2DT15H17M55S</meta:editing-duration>
    <meta:editing-cycles>8</meta:editing-cycles>
    <meta:generator>LibreOffice/24.2.7.2$Linux_X86_64 LibreOffice_project/420$Build-2</meta:generator>
    <meta:document-statistic meta:table-count="1" meta:cell-count="92" meta:object-count="0"/>
  </office:meta>
</office:document-meta>
</file>